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232cm"/>
      <style:paragraph-properties style:writing-mode="lr-tb"/>
    </style:style>
    <style:style style:name="gr2" style:family="graphic" style:parent-style-name="standard">
      <style:graphic-properties draw:stroke="none" draw:fill-color="#1c0a00" draw:textarea-horizontal-align="justify" draw:textarea-vertical-align="middle" draw:auto-grow-height="false" fo:min-height="13.45cm" fo:min-width="17.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  <style:paragraph-properties style:writing-mode="lr-tb"/>
    </style:style>
    <style:style style:name="gr4" style:family="graphic" style:parent-style-name="standard">
      <style:graphic-properties draw:stroke="none" svg:stroke-color="#000000" draw:fill-color="#1c0a00" draw:textarea-horizontal-align="justify" draw:textarea-vertical-align="middle" draw:auto-grow-height="false" fo:min-height="0.382cm" fo:min-width="2.1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784cm"/>
      <style:paragraph-properties style:writing-mode="lr-tb"/>
    </style:style>
    <style:style style:name="gr6" style:family="graphic" style:parent-style-name="standard">
      <style:graphic-properties draw:stroke="none" svg:stroke-color="#000000" draw:fill-color="#361500" draw:textarea-horizontal-align="justify" draw:textarea-vertical-align="middle" draw:auto-grow-height="false" fo:min-height="0.382cm" fo:min-width="2.1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653cm"/>
      <style:paragraph-properties style:writing-mode="lr-tb"/>
    </style:style>
    <style:style style:name="gr8" style:family="graphic" style:parent-style-name="standard">
      <style:graphic-properties draw:stroke="none" svg:stroke-color="#000000" draw:fill-color="#603601" draw:textarea-horizontal-align="justify" draw:textarea-vertical-align="middle" draw:auto-grow-height="false" fo:min-height="0.382cm" fo:min-width="2.132cm"/>
    </style:style>
    <style:style style:name="gr9" style:family="graphic" style:parent-style-name="standard">
      <style:graphic-properties draw:stroke="none" svg:stroke-color="#000000" draw:fill-color="#cc9544" draw:textarea-horizontal-align="justify" draw:textarea-vertical-align="middle" draw:auto-grow-height="false" fo:min-height="0.382cm" fo:min-width="2.1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814cm"/>
      <style:paragraph-properties style:writing-mode="lr-tb"/>
    </style:style>
    <style:style style:name="gr11" style:family="graphic" style:parent-style-name="standard">
      <style:graphic-properties draw:stroke="solid" svg:stroke-width="0.081cm" svg:stroke-color="#000000" draw:marker-start-width="0.321cm" draw:marker-end-width="0.321cm" draw:fill-color="#cc9544" draw:textarea-horizontal-align="justify" draw:textarea-vertical-align="middle" draw:auto-grow-height="false" fo:min-height="1.55cm" fo:min-width="1.7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draw:stroke="solid" svg:stroke-width="0.081cm" svg:stroke-color="#000000" draw:marker-start-width="0.321cm" draw:marker-end-width="0.321cm" draw:fill-color="#cc9544" draw:textarea-horizontal-align="justify" draw:textarea-vertical-align="middle" draw:auto-grow-height="false" fo:min-height="1.47cm" fo:min-width="1.62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draw:stroke="solid" svg:stroke-width="0.081cm" svg:stroke-color="#000000" draw:marker-start-width="0.321cm" draw:marker-end-width="0.321cm" draw:fill-color="#603601" draw:textarea-horizontal-align="justify" draw:textarea-vertical-align="middle" draw:auto-grow-height="false" fo:min-height="1.47cm" fo:min-width="1.62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53cm" svg:stroke-color="#1c0a00" draw:marker-start-width="0.279cm" draw:marker-end-width="0.279cm" draw:fill-color="#361500" draw:textarea-horizontal-align="justify" draw:textarea-vertical-align="middle" draw:auto-grow-height="false" fo:min-height="10.35cm" fo:min-width="10.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1c0a00" draw:marker-start-width="0.279cm" draw:marker-end-width="0.279cm" draw:fill-color="#361500" draw:textarea-horizontal-align="justify" draw:textarea-vertical-align="middle" draw:auto-grow-height="false" fo:min-height="10.298cm" fo:min-width="5.94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1c0a00" draw:marker-start-width="0.279cm" draw:marker-end-width="0.279cm" draw:fill-color="#603601" draw:textarea-horizontal-align="justify" draw:textarea-vertical-align="middle" draw:auto-grow-height="false" fo:min-height="1.014cm" fo:min-width="9.464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1c0a00" draw:marker-start-width="0.279cm" draw:marker-end-width="0.279cm" draw:fill-color="#603601" draw:textarea-horizontal-align="justify" draw:textarea-vertical-align="middle" draw:auto-grow-height="false" fo:min-height="1.014cm" fo:min-width="5.164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1c0a00" draw:marker-start-width="0.279cm" draw:marker-end-width="0.279cm" draw:fill-color="#603601" draw:textarea-horizontal-align="justify" draw:textarea-vertical-align="top" draw:auto-grow-height="false" fo:min-height="6.608cm" fo:min-width="8.658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cc9544" draw:textarea-horizontal-align="justify" draw:textarea-vertical-align="middle" draw:auto-grow-height="false" fo:min-height="0.398cm" fo:min-width="0.448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00a933" draw:textarea-horizontal-align="justify" draw:textarea-vertical-align="middle" draw:auto-grow-height="false" fo:min-height="0.398cm" fo:min-width="0.448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1c0a00" draw:marker-start-width="0.279cm" draw:marker-end-width="0.279cm" draw:fill-color="#603601" draw:textarea-horizontal-align="justify" draw:textarea-vertical-align="top" draw:auto-grow-height="false" fo:min-height="6.832cm" fo:min-width="4.682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cc9544" draw:textarea-horizontal-align="justify" draw:textarea-vertical-align="middle" draw:auto-grow-height="false" fo:min-height="0.602cm" fo:min-width="1.652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cc9544" draw:textarea-horizontal-align="justify" draw:textarea-vertical-align="middle" draw:auto-grow-height="false" fo:min-height="0.512cm" fo:min-width="2.062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cc9544" draw:textarea-horizontal-align="justify" draw:textarea-vertical-align="middle" draw:auto-grow-height="false" fo:min-height="0.512cm" fo:min-width="1.362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361500" draw:textarea-horizontal-align="justify" draw:textarea-vertical-align="middle" draw:auto-grow-height="false" fo:min-height="0.376cm" fo:min-width="0.201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cm" fo:min-width="0cm"/>
      <style:paragraph-properties style:writing-mode="lr-tb"/>
    </style:style>
    <style:style style:name="gr27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fill-color="#b2b2b2" draw:textarea-horizontal-align="justify" draw:textarea-vertical-align="middle" draw:auto-grow-height="false" fo:min-height="9.05cm" fo:min-width="5.7cm"/>
      <style:paragraph-properties style:writing-mode="lr-tb"/>
    </style:style>
    <style:style style:name="P1" style:family="paragraph">
      <style:text-properties fo:language="en" fo:country="GB"/>
    </style:style>
    <style:style style:name="P2" style:family="paragraph">
      <loext:graphic-properties draw:fill="none" draw:fill-color="#ffffff"/>
      <style:paragraph-properties style:writing-mode="lr-tb"/>
      <style:text-properties fo:font-size="22pt" fo:language="en" fo:country="GB"/>
    </style:style>
    <style:style style:name="P3" style:family="paragraph">
      <loext:graphic-properties draw:fill-color="#1c0a00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4pt" fo:language="en" fo:country="GB" style:font-size-asian="14pt" style:font-size-complex="14pt"/>
    </style:style>
    <style:style style:name="P6" style:family="paragraph">
      <loext:graphic-properties draw:fill-color="#361500"/>
      <style:paragraph-properties fo:text-align="center"/>
      <style:text-properties fo:language="en" fo:country="GB"/>
    </style:style>
    <style:style style:name="P7" style:family="paragraph">
      <loext:graphic-properties draw:fill-color="#603601"/>
      <style:paragraph-properties fo:text-align="center"/>
      <style:text-properties fo:language="en" fo:country="GB"/>
    </style:style>
    <style:style style:name="P8" style:family="paragraph">
      <loext:graphic-properties draw:fill-color="#cc9544"/>
      <style:paragraph-properties fo:text-align="center"/>
      <style:text-properties fo:language="en" fo:country="GB"/>
    </style:style>
    <style:style style:name="P9" style:family="paragraph">
      <style:paragraph-properties fo:text-align="center" style:writing-mode="lr-tb"/>
      <style:text-properties fo:language="en" fo:country="GB"/>
    </style:style>
    <style:style style:name="P10" style:family="paragraph">
      <loext:graphic-properties draw:fill-color="#cc9544"/>
      <style:paragraph-properties fo:text-align="center" style:writing-mode="lr-tb"/>
      <style:text-properties fo:language="en" fo:country="GB"/>
    </style:style>
    <style:style style:name="P11" style:family="paragraph">
      <loext:graphic-properties draw:fill-color="#603601"/>
      <style:paragraph-properties fo:text-align="center" style:writing-mode="lr-tb"/>
      <style:text-properties fo:language="en" fo:country="GB"/>
    </style:style>
    <style:style style:name="P12" style:family="paragraph">
      <style:paragraph-properties fo:margin-left="1cm" fo:margin-right="0cm" fo:margin-top="0.1cm" fo:margin-bottom="0.1cm" fo:line-height="100%" fo:text-align="start" fo:text-indent="0cm" style:writing-mode="lr-tb"/>
      <style:text-properties fo:language="en" fo:country="GB"/>
    </style:style>
    <style:style style:name="P13" style:family="paragraph">
      <loext:graphic-properties draw:fill-color="#603601"/>
      <style:paragraph-properties fo:margin-left="1cm" fo:margin-right="0cm" fo:margin-top="0.1cm" fo:margin-bottom="0.1cm" fo:line-height="100%" fo:text-align="start" fo:text-indent="0cm" style:writing-mode="lr-tb"/>
      <style:text-properties fo:language="en" fo:country="GB"/>
    </style:style>
    <style:style style:name="P14" style:family="paragraph">
      <loext:graphic-properties draw:fill-color="#00a933"/>
      <style:paragraph-properties fo:text-align="center" style:writing-mode="lr-tb"/>
      <style:text-properties fo:language="en" fo:country="GB"/>
    </style:style>
    <style:style style:name="P15" style:family="paragraph">
      <loext:graphic-properties draw:fill-color="#603601"/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fo:color="#eeeee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center"/>
      <style:text-properties fo:language="en" fo:country="GB"/>
    </style:style>
    <style:style style:name="P17" style:family="paragraph">
      <style:paragraph-properties fo:text-align="center"/>
      <style:text-properties fo:font-size="14pt" fo:language="en" fo:country="GB"/>
    </style:style>
    <style:style style:name="P18" style:family="paragraph">
      <loext:graphic-properties draw:fill-color="#cc9544"/>
      <style:paragraph-properties fo:text-align="center"/>
      <style:text-properties fo:font-size="14pt" fo:language="en" fo:country="GB"/>
    </style:style>
    <style:style style:name="P19" style:family="paragraph">
      <loext:graphic-properties draw:fill="none" draw:fill-color="#ffffff"/>
      <style:text-properties fo:language="en" fo:country="GB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loext:graphic-properties draw:fill-color="#b2b2b2"/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fo:font-size="22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fo:color="#cc9544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732cm" svg:height="1.119cm" svg:x="8.447cm" svg:y="3.3cm">
          <draw:text-box>
            <text:p text:style-name="P1"><text:span text:style-name="T1">Main </text:span><text:span text:style-name="T2">screen</text:span></text:p>
          </draw:text-box>
        </draw:frame>
        <draw:custom-shape draw:style-name="gr2" draw:text-style-name="P3" draw:layer="layout" svg:width="18.2cm" svg:height="13.7cm" svg:x="1.6cm" svg:y="5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443cm" svg:height="0.962cm" svg:x="22cm" svg:y="3.7cm">
          <draw:text-box>
            <text:p text:style-name="P1">Colour palette</text:p>
          </draw:text-box>
        </draw:frame>
        <draw:custom-shape draw:style-name="gr4" draw:text-style-name="P3" draw:layer="layout" svg:width="2.7cm" svg:height="0.7cm" svg:x="23.984cm" svg:y="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288cm" svg:height="0.806cm" svg:x="21.53cm" svg:y="5.9cm">
          <draw:text-box>
            <text:p text:style-name="P1"><text:span text:style-name="T3">1C0A00</text:span></text:p>
          </draw:text-box>
        </draw:frame>
        <draw:custom-shape draw:style-name="gr6" draw:text-style-name="P6" draw:layer="layout" svg:width="2.7cm" svg:height="0.7cm" svg:x="23.984cm" svg:y="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2.153cm" svg:height="0.806cm" svg:x="21.661cm" svg:y="6.9cm">
          <draw:text-box>
            <text:p text:style-name="P1"><text:span text:style-name="T3">361500</text:span></text:p>
          </draw:text-box>
        </draw:frame>
        <draw:custom-shape draw:style-name="gr8" draw:text-style-name="P7" draw:layer="layout" svg:width="2.7cm" svg:height="0.7cm" svg:x="23.984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2.153cm" svg:height="0.806cm" svg:x="21.661cm" svg:y="7.9cm">
          <draw:text-box>
            <text:p text:style-name="P1"><text:span text:style-name="T3">603601</text:span></text:p>
          </draw:text-box>
        </draw:frame>
        <draw:custom-shape draw:style-name="gr9" draw:text-style-name="P8" draw:layer="layout" svg:width="2.7cm" svg:height="0.7cm" svg:x="23.984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2.314cm" svg:height="0.806cm" svg:x="21.5cm" svg:y="8.9cm">
          <draw:text-box>
            <text:p text:style-name="P1"><text:span text:style-name="T3">CC9544</text:span></text:p>
          </draw:text-box>
        </draw:frame>
        <draw:frame draw:style-name="gr7" draw:text-style-name="P5" draw:layer="layout" svg:width="2.153cm" svg:height="0.806cm" svg:x="21.661cm" svg:y="7.9cm">
          <draw:text-box>
            <text:p text:style-name="P1"><text:span text:style-name="T3">603601</text:span></text:p>
          </draw:text-box>
        </draw:frame>
        <draw:custom-shape draw:style-name="gr11" draw:text-style-name="P10" draw:layer="layout" svg:width="2.2cm" svg:height="1.8cm" svg:x="1.9cm" svg:y="5.5cm">
          <text:p text:style-name="P9">15.10.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2cm" svg:height="1.8cm" svg:x="4.1cm" svg:y="5.5cm">
          <text:p text:style-name="P9">16.10.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2cm" svg:height="1.8cm" svg:x="8.5cm" svg:y="5.5cm">
          <text:p text:style-name="P9">18.10.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2cm" svg:height="1.8cm" svg:x="10.7cm" svg:y="5.5cm">
          <text:p text:style-name="P9">19.10.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2cm" svg:height="1.8cm" svg:x="12.9cm" svg:y="5.5cm">
          <text:p text:style-name="P9">20.10.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2cm" svg:height="1.8cm" svg:x="15.1cm" svg:y="5.5cm">
          <text:p text:style-name="P9">21.10.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2cm" svg:height="1.8cm" svg:x="17.3cm" svg:y="5.5cm">
          <text:p text:style-name="P9">22.10.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cm" svg:height="1.8cm" svg:x="6.3cm" svg:y="5.5cm">
          <text:p text:style-name="P9">17.10.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0.9cm" svg:height="10.6cm" svg:x="1.9cm" svg:y="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6.5cm" svg:height="10.6cm" svg:x="13cm" svg:y="7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0.1cm" svg:height="1.4cm" svg:x="2.3cm" svg:y="8.1cm">
          <text:p text:style-name="P9">17.10.202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5.8cm" svg:height="1.4cm" svg:x="13.3cm" svg:y="8.1cm">
          <text:p text:style-name="P9">Ad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9cm" svg:height="7.6cm" svg:x="2.4cm" svg:y="10cm">
          <text:list text:style-name="L1">
            <text:list-item>
              <text:p text:style-name="P12"><text:span text:style-name="T4">Read book</text:span></text:p>
            </text:list-item>
            <text:list-item>
              <text:p text:style-name="P12"><text:span text:style-name="T5">Create this</text:span></text:p>
            </text:list-item>
            <text:list-item>
              <text:p text:style-name="P12"><text:span text:style-name="T4">Learn tha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draw:layer="layout" svg:width="1cm" svg:height="0.7cm" svg:x="3.4cm" svg:y="1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cm" svg:height="0.7cm" svg:x="3.4cm" svg:y="11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cm" svg:height="0.7cm" svg:x="3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5.8cm" svg:height="7.7cm" svg:x="13.4cm" svg:y="9.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2.3cm" svg:height="1cm" svg:x="16.4cm" svg:y="10.3cm">
          <text:p text:style-name="P16">2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2.3cm" svg:height="1cm" svg:x="13.9cm" svg:y="10.3cm">
          <text:p text:style-name="P17">D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2.3cm" svg:height="1cm" svg:x="16.4cm" svg:y="12.7cm">
          <text:p text:style-name="P16">202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2.3cm" svg:height="1cm" svg:x="13.9cm" svg:y="12.7cm">
          <text:p text:style-name="P17">Y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2.3cm" svg:height="1cm" svg:x="16.4cm" svg:y="11.5cm">
          <text:p text:style-name="P16">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2.3cm" svg:height="1cm" svg:x="13.9cm" svg:y="11.5cm">
          <text:p text:style-name="P17">Mo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2.7cm" svg:height="0.9cm" svg:x="13.9cm" svg:y="14.5cm">
          <text:p text:style-name="P17">Tit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2cm" svg:height="0.9cm" svg:x="16.7cm" svg:y="14.5cm">
          <text:p text:style-name="P17">Do th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2.7cm" svg:height="0.9cm" svg:x="13.9cm" svg:y="15.7cm">
          <text:p text:style-name="P17">Descri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2cm" svg:height="0.9cm" svg:x="16.7cm" svg:y="15.7cm">
          <text:p text:style-name="P17">Do th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0.825cm" svg:height="0.75cm" svg:x="9.276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0.825cm" svg:height="0.75cm" svg:x="9.275cm" svg:y="11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xml:id="id1" draw:id="id1" draw:layer="layout" svg:width="0.825cm" svg:height="0.75cm" svg:x="9.275cm" svg:y="12.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xml:id="id2" draw:id="id2" draw:layer="layout" svg:width="6.7cm" svg:height="5.228cm" svg:x="21.8cm" svg:y="13.6cm">
          <draw:text-box>
            <text:p text:style-name="P1"><text:span text:style-name="T6">After </text:span><text:span text:style-name="T6">clicking</text:span> – Instead of add menu user is going to see description of the task</text:p>
            <text:p text:style-name="P1"/>
            <text:p text:style-name="P1"><text:span text:style-name="T6">Click </text:span><text:span text:style-name="T6">again</text:span> – add menu is back</text:p>
          </draw:text-box>
        </draw:frame>
        <draw:connector draw:style-name="gr27" draw:text-style-name="P20" draw:layer="layout" draw:type="line" svg:x1="10.1cm" svg:y1="12.525cm" svg:x2="21.8cm" svg:y2="16.214cm" draw:start-shape="id1" draw:start-glue-point="1" draw:end-shape="id2" svg:d="M10100 12525l11700 3689" svg:viewBox="0 0 11701 3690">
          <text:p/>
        </draw:connector>
      </draw:page>
      <draw:page draw:name="page2" draw:style-name="dp1" draw:master-page-name="Default">
        <draw:custom-shape draw:style-name="gr28" draw:text-style-name="P21" draw:layer="layout" svg:width="6.2cm" svg:height="9.3cm" svg:x="2.5cm" svg:y="2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7T17:56:36.681099112</meta:creation-date>
    <dc:date>2022-02-27T19:08:37.450458888</dc:date>
    <meta:editing-duration>PT49M32S</meta:editing-duration>
    <meta:editing-cycles>11</meta:editing-cycles>
    <meta:generator>LibreOffice/6.4.7.2$Linux_X86_64 LibreOffice_project/40$Build-2</meta:generator>
    <meta:document-statistic meta:object-count="45"/>
  </office:meta>
</office:document-meta>
</file>